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29cm" fo:min-width="22.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46cm"/>
    </style:style>
    <style:style style:name="gr20" style:family="graphic" style:parent-style-name="standard">
      <style:graphic-properties draw:stroke="none" draw:fill="none" fo:min-height="1.13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5">
      <style:graphic-properties draw:stroke="none" draw:fill="none" fo:min-height="2.272cm"/>
    </style:style>
    <style:style style:name="pr1" style:family="presentation" style:parent-style-name="Default-subtitle">
      <style:graphic-properties draw:fill-color="#ffffff" draw:auto-grow-height="true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1" style:family="paragraph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2" style:family="paragraph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align="start" fo:text-indent="0cm"/>
      <style:text-properties fo:color="#004586" fo:font-size="44pt"/>
    </style:style>
    <style:style style:name="P15" style:family="paragraph"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text-properties fo:color="#004586" style:font-name="TeXGyreTermes" fo:font-size="28pt" style:font-size-asian="28pt" style:font-size-complex="28pt"/>
    </style:style>
    <style:style style:name="P17" style:family="paragraph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color="#004586" style:font-name="TeXGyreTermes" fo:font-size="22pt" style:font-size-asian="22pt" style:font-size-complex="22pt"/>
    </style:style>
    <style:style style:name="P20" style:family="paragraph">
      <style:text-properties fo:color="#ff3333" style:font-name="TeXGyreTermes" fo:font-size="22pt" style:font-size-asian="22pt" style:font-size-complex="22pt"/>
    </style:style>
    <style:style style:name="P21" style:family="paragraph"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2" style:family="paragraph">
      <style:text-properties style:font-name="TeXGyreTermes" fo:font-size="22pt" style:font-size-asian="22pt" style:font-size-complex="22pt"/>
    </style:style>
    <style:style style:name="P23" style:family="paragraph">
      <style:paragraph-properties fo:text-align="center"/>
      <style:text-properties style:font-name="TeXGyreTermes" fo:font-size="22pt" style:font-size-asian="22pt" style:font-size-complex="22pt"/>
    </style:style>
    <style:style style:name="P24" style:family="paragraph"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5" style:family="paragraph">
      <style:text-properties style:font-name="TeXGyreTermes" fo:font-size="32pt" style:font-size-asian="32pt" style:font-size-complex="32pt"/>
    </style:style>
    <style:style style:name="P26" style:family="paragraph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0" style:family="paragraph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color="#ff3333" style:font-name="TeXGyreTermes" fo:font-size="24pt" style:font-size-asian="22pt" style:font-size-complex="22pt"/>
    </style:style>
    <style:style style:name="P32" style:family="paragraph">
      <style:text-properties fo:color="#ff3333" style:font-name="TeXGyreTermes" fo:font-size="28pt" style:font-size-asian="28pt" style:font-size-complex="28pt"/>
    </style:style>
    <style:style style:name="P33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4" style:family="paragraph">
      <style:paragraph-properties fo:margin-left="0cm" fo:margin-right="0cm" fo:line-height="150%" fo:text-indent="0cm"/>
    </style:style>
    <style:style style:name="P35" style:family="paragraph">
      <style:paragraph-properties fo:margin-left="0cm" fo:margin-right="0cm" fo:line-height="150%" fo:text-indent="0cm"/>
      <style:text-properties style:font-name="URW Gothic L" fo:font-weight="normal"/>
    </style:style>
    <style:style style:name="P36" style:family="paragraph">
      <style:paragraph-properties fo:line-height="150%"/>
    </style:style>
    <style:style style:name="P37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1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4586" style:font-name="Ubuntu Medium" fo:font-size="44pt" fo:text-shadow="1pt 1pt" style:font-size-asian="72pt" style:font-size-complex="72pt"/>
    </style:style>
    <style:style style:name="T8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color="#004586" style:font-name="TeXGyreTermes" fo:font-size="28pt" style:font-size-asian="28pt" style:font-size-complex="28pt"/>
    </style:style>
    <style:style style:name="T14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5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4586" style:font-name="TeXGyreTermes" fo:font-size="22pt" style:font-size-asian="22pt" style:font-size-complex="22pt"/>
    </style:style>
    <style:style style:name="T18" style:family="text">
      <style:text-properties fo:color="#ff3333" style:font-name="TeXGyreTermes" fo:font-size="22pt" style:font-size-asian="22pt" style:font-size-complex="22pt"/>
    </style:style>
    <style:style style:name="T19" style:family="text">
      <style:text-properties style:font-name="TeXGyreTermes" fo:font-size="22pt" style:font-size-asian="22pt" style:font-size-complex="22pt"/>
    </style:style>
    <style:style style:name="T20" style:family="text">
      <style:text-properties style:font-name="TeXGyreTermes" fo:font-size="32pt" style:font-size-asian="32pt" style:font-size-complex="32pt"/>
    </style:style>
    <style:style style:name="T21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4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5" style:family="text">
      <style:text-properties fo:color="#ff3333" fo:font-size="22pt" style:font-size-asian="22pt" style:font-size-complex="22pt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ff3333" style:font-name="TeXGyreTermes" fo:font-size="24pt" style:font-size-asian="22pt" style:font-size-complex="22pt"/>
    </style:style>
    <style:style style:name="T3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style:font-name="TeXGyreTermes" fo:font-size="28pt" style:font-size-asian="28pt" style:font-size-complex="28pt"/>
    </style:style>
    <style:style style:name="T34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5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6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19.5cm" svg:height="3.4cm" svg:x="1.4cm" svg:y="0.6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3.747cm" svg:height="15.496cm" svg:x="1.8cm" svg:y="4.6cm">
          <draw:text-box>
            <text:p><text:span text:style-name="T2">Week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</text:span></text:p>
            <text:p><text:span text:style-name="T5">Based on “Sistem Linear” by D. Prananto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7">Representasi Sistem</text:span></text:p>
          </draw:text-box>
        </draw:frame>
        <draw:frame draw:style-name="gr4" draw:text-style-name="P7" draw:layer="layout" svg:width="13.772cm" svg:height="1.695cm" svg:x="1.228cm" svg:y="5.2cm">
          <draw:text-box>
            <text:list text:style-name="L1">
              <text:list-item>
                <text:p><text:span text:style-name="T8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9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4cm" svg:y1="9.6cm" svg:x2="5.8cm" svg:y2="9.6cm">
          <text:p/>
        </draw:line>
        <draw:line draw:style-name="gr6" draw:text-style-name="P8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layer="layout" svg:width="1.685cm" svg:height="0.985cm" svg:x="1.514cm" svg:y="9.014cm" svg:viewBox="0 0 1686 986" draw:points="843,986 0,986 0,0 1686,0 1686,986">
            <text:p/>
          </draw:polygon>
          <draw:path draw:style-name="gr8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layer="layout" svg:width="1.64cm" svg:height="0.985cm" svg:x="15.159cm" svg:y="9.014cm" svg:viewBox="0 0 1641 986" draw:points="821,986 0,986 0,0 1641,0 1641,986">
            <text:p/>
          </draw:polygon>
          <draw:path draw:style-name="gr8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layer="layout" svg:width="4.854cm" svg:height="0.985cm" svg:x="19.8cm" svg:y="9cm" svg:viewBox="0 0 4855 986" draw:points="2428,986 0,986 0,0 4855,0 4855,986">
            <text:p/>
          </draw:polygon>
          <draw:path draw:style-name="gr8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0" draw:layer="layout" svg:width="13.286cm" svg:height="1.695cm" svg:x="1.214cm" svg:y="12.705cm">
          <draw:text-box>
            <text:list text:style-name="L1">
              <text:list-item>
                <text:p><text:span text:style-name="T8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9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501cm" svg:y1="17.401cm" svg:x2="5.901cm" svg:y2="17.401cm">
          <text:p/>
        </draw:line>
        <draw:line draw:style-name="gr6" draw:text-style-name="P8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layer="layout" svg:width="1.701cm" svg:height="0.985cm" svg:x="1.5cm" svg:y="16.814cm" svg:viewBox="0 0 1702 986" draw:points="851,986 0,986 0,0 1702,0 1702,986">
            <text:p/>
          </draw:polygon>
          <draw:path draw:style-name="gr8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layer="layout" svg:width="1.657cm" svg:height="0.985cm" svg:x="15.242cm" svg:y="16.814cm" svg:viewBox="0 0 1658 986" draw:points="829,986 0,986 0,0 1658,0 1658,986">
            <text:p/>
          </draw:polygon>
          <draw:path draw:style-name="gr8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4" draw:text-style-name="P11" draw:layer="layout" svg:width="7.813cm" svg:height="1.292cm" svg:x="18.302cm" svg:y="7.2cm">
          <draw:text-box>
            <text:p><text:span text:style-name="T10">Representasi matematis</text:span></text:p>
          </draw:text-box>
        </draw:frame>
        <draw:frame draw:style-name="gr4" draw:text-style-name="P12" draw:layer="layout" svg:width="4.795cm" svg:height="1.292cm" svg:x="6.705cm" svg:y="7.081cm">
          <draw:text-box>
            <text:p><text:span text:style-name="T11">Diagram blok</text:span></text:p>
          </draw:text-box>
        </draw:frame>
        <draw:frame draw:style-name="gr4" draw:text-style-name="P12" draw:layer="layout" svg:width="4.795cm" svg:height="1.292cm" svg:x="6.426cm" svg:y="14.882cm">
          <draw:text-box>
            <text:p><text:span text:style-name="T11">Diagram blok</text:span></text:p>
          </draw:text-box>
        </draw:frame>
        <draw:frame draw:style-name="gr4" draw:text-style-name="P11" draw:layer="layout" svg:width="7.813cm" svg:height="1.292cm" svg:x="18.302cm" svg:y="14.901cm">
          <draw:text-box>
            <text:p><text:span text:style-name="T10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layer="layout" svg:width="4.888cm" svg:height="0.985cm" svg:x="19.9cm" svg:y="16.814cm" svg:viewBox="0 0 4889 986" draw:points="2445,986 0,986 0,0 4889,0 4889,986">
            <text:p/>
          </draw:polygon>
          <draw:path draw:style-name="gr8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4" draw:layer="layout" svg:width="20.4cm" svg:height="1.91cm" svg:x="1.152cm" svg:y="1.417cm">
          <draw:text-box>
            <text:p text:style-name="P1"><text:span text:style-name="T7">Representasi Sistem</text:span></text:p>
          </draw:text-box>
        </draw:frame>
        <draw:frame draw:style-name="gr4" draw:text-style-name="P15" draw:layer="layout" svg:width="3.965cm" svg:height="1.695cm" svg:x="1.4cm" svg:y="4.5cm">
          <draw:text-box>
            <text:p><text:span text:style-name="T12">Contoh:</text:span></text:p>
          </draw:text-box>
        </draw:frame>
        <draw:g>
          <draw:polyline draw:style-name="gr10" draw:text-style-name="P8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1" draw:text-style-name="P8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5" draw:id="id5" draw:layer="layout" svg:x1="19.375cm" svg:y1="8.618cm" svg:x2="21.187cm" svg:y2="8.618cm">
            <text:p/>
          </draw:line>
          <draw:line draw:style-name="gr10" draw:text-style-name="P8" xml:id="id2" draw:id="id2" draw:layer="layout" svg:x1="19.375cm" svg:y1="9.102cm" svg:x2="21.187cm" svg:y2="9.102cm">
            <text:p/>
          </draw:line>
          <draw:line draw:style-name="gr10" draw:text-style-name="P8" draw:layer="layout" svg:x1="12.806cm" svg:y1="6.438cm" svg:x2="9.634cm" svg:y2="6.438cm">
            <text:p/>
          </draw:line>
          <draw:line draw:style-name="gr10" draw:text-style-name="P8" draw:layer="layout" svg:x1="9.634cm" svg:y1="7.9cm" svg:x2="9.634cm" svg:y2="6.438cm">
            <text:p/>
          </draw:line>
          <draw:connector draw:style-name="gr12" draw:text-style-name="P8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3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0" draw:text-style-name="P8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4" draw:text-style-name="P8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859cm" svg:height="0.816cm" svg:x="14.391cm" svg:y="4.5cm" svg:viewBox="0 0 860 817" draw:points="428,817 0,817 0,0 860,0 860,817">
              <text:p/>
            </draw:polygon>
            <draw:path draw:style-name="gr8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1.074cm" svg:height="0.996cm" svg:x="7.2cm" svg:y="8.618cm" svg:viewBox="0 0 1075 997" draw:points="536,997 0,997 0,0 1075,0 1075,997">
              <text:p/>
            </draw:polygon>
            <draw:path draw:style-name="gr8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1.052cm" svg:height="0.996cm" svg:x="21.947cm" svg:y="8.34cm" svg:viewBox="0 0 1053 997" draw:points="527,997 0,997 0,0 1053,0 1053,997">
              <text:p/>
            </draw:polygon>
            <draw:path draw:style-name="gr8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878cm" svg:height="0.817cm" svg:x="18.243cm" svg:y="8.403cm" svg:viewBox="0 0 879 818" draw:points="441,818 0,818 0,0 879,0 879,818">
              <text:p/>
            </draw:polygon>
            <draw:path draw:style-name="gr8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386cm" svg:height="0.79cm" svg:x="14.645cm" svg:y="8.186cm" svg:viewBox="0 0 387 791" draw:points="194,791 0,791 0,0 387,0 387,791">
              <text:p/>
            </draw:polygon>
            <draw:path draw:style-name="gr8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868cm" svg:height="0.796cm" svg:x="20.545cm" svg:y="7.407cm" svg:viewBox="0 0 869 797" draw:points="434,797 0,797 0,0 869,0 869,797">
              <text:p/>
            </draw:polygon>
            <draw:path draw:style-name="gr8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868cm" svg:height="0.796cm" svg:x="20.545cm" svg:y="9.274cm" svg:viewBox="0 0 869 797" draw:points="434,797 0,797 0,0 869,0 869,797">
              <text:p/>
            </draw:polygon>
            <draw:path draw:style-name="gr8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layer="layout" svg:width="9.772cm" svg:height="6.527cm" svg:x="2.832cm" svg:y="11.962cm" svg:viewBox="0 0 9773 6528" draw:points="4887,6528 0,6528 0,0 9773,0 9773,6528">
            <text:p/>
          </draw:polygon>
          <draw:path draw:style-name="gr8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6.775cm" svg:y="14.211cm" svg:viewBox="0 0 4476 36" draw:points="2239,36 0,36 0,0 4476,0 4476,36">
            <text:p/>
          </draw:polygon>
          <draw:path draw:style-name="gr8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7.44cm" svg:y="17.682cm" svg:viewBox="0 0 2155 36" draw:points="1078,36 0,36 0,0 2155,0 2155,36">
            <text:p/>
          </draw:polygon>
          <draw:path draw:style-name="gr8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0" draw:text-style-name="P8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layer="layout" svg:width="8.922cm" svg:height="6.023cm" svg:x="16.8cm" svg:y="11.9cm" svg:viewBox="0 0 8923 6024" draw:points="4462,6024 0,6024 0,0 8923,0 8923,6024">
            <text:p/>
          </draw:polygon>
          <draw:path draw:style-name="gr8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2.874cm" svg:viewBox="0 0 2155 36" draw:points="1078,36 0,36 0,0 2155,0 2155,36">
            <text:p/>
          </draw:polygon>
          <draw:path draw:style-name="gr8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21.043cm" svg:y="12.874cm" svg:viewBox="0 0 4476 36" draw:points="2239,36 0,36 0,0 4476,0 4476,36">
            <text:p/>
          </draw:polygon>
          <draw:path draw:style-name="gr8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2.154cm" svg:height="0.035cm" svg:x="17.566cm" svg:y="14.996cm" svg:viewBox="0 0 2155 36" draw:points="1078,36 0,36 0,0 2155,0 2155,36">
            <text:p/>
          </draw:polygon>
          <draw:path draw:style-name="gr8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32cm" svg:height="0.035cm" svg:x="21.043cm" svg:y="14.996cm" svg:viewBox="0 0 1733 36" draw:points="866,36 0,36 0,0 1733,0 1733,36">
            <text:p/>
          </draw:polygon>
          <draw:path draw:style-name="gr8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15cm" svg:height="0.035cm" svg:x="24.007cm" svg:y="14.996cm" svg:viewBox="0 0 1716 36" draw:points="857,36 0,36 0,0 1716,0 1716,36">
            <text:p/>
          </draw:polygon>
          <draw:path draw:style-name="gr8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7.115cm" svg:viewBox="0 0 2155 36" draw:points="1078,36 0,36 0,0 2155,0 2155,36">
            <text:p/>
          </draw:polygon>
          <draw:path draw:style-name="gr8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15cm" svg:height="0.035cm" svg:x="20.95cm" svg:y="17.115cm" svg:viewBox="0 0 1716 36" draw:points="857,36 0,36 0,0 1716,0 1716,36">
            <text:p/>
          </draw:polygon>
          <draw:path draw:style-name="gr8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32cm" svg:height="0.035cm" svg:x="23.99cm" svg:y="17.115cm" svg:viewBox="0 0 1733 36" draw:points="866,36 0,36 0,0 1733,0 1733,36">
            <text:p/>
          </draw:polygon>
          <draw:path draw:style-name="gr8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4" draw:text-style-name="P16" draw:layer="layout" svg:width="9.828cm" svg:height="1.572cm" svg:x="5.772cm" svg:y="19cm">
          <draw:text-box>
            <text:p><text:span text:style-name="T13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layer="layout" svg:width="5.549cm" svg:height="0.985cm" svg:x="15.937cm" svg:y="19.414cm" svg:viewBox="0 0 5550 986" draw:points="2775,986 0,986 0,0 5550,0 5550,986">
            <text:p/>
          </draw:polygon>
          <draw:path draw:style-name="gr8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2.507cm" svg:height="1.695cm" svg:x="1.102cm" svg:y="4.909cm">
          <draw:text-box>
            <text:list text:style-name="L1">
              <text:list-item>
                <text:p><text:span text:style-name="T14">Interkoneksi seri (</text:span><text:span text:style-name="T15">Cascade)</text:span></text:p>
              </text:list-item>
            </text:list>
          </draw:text-box>
        </draw:frame>
        <draw:custom-shape draw:style-name="gr15" draw:text-style-name="P18" xml:id="id6" draw:id="id6" draw:layer="layout" svg:width="5.6cm" svg:height="2.2cm" svg:x="7.1cm" svg:y="7.3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7" draw:id="id7" draw:layer="layout" svg:width="5.6cm" svg:height="2.2cm" svg:x="14.7cm" svg:y="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18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18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4" draw:text-style-name="P19" draw:layer="layout" svg:width="3.258cm" svg:height="1.292cm" svg:x="1.3cm" svg:y="7.7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4cm" svg:y="7.7cm">
          <draw:text-box>
            <text:p><text:span text:style-name="T18">keluaran</text:span></text:p>
          </draw:text-box>
        </draw:frame>
        <draw:frame draw:style-name="gr4" draw:text-style-name="P17" draw:layer="layout" svg:width="9.632cm" svg:height="1.695cm" svg:x="1.203cm" svg:y="11.21cm">
          <draw:text-box>
            <text:list text:style-name="L1">
              <text:list-item>
                <text:p><text:span text:style-name="T14">Interkoneksi paralel</text:span></text:p>
              </text:list-item>
            </text:list>
          </draw:text-box>
        </draw:frame>
        <draw:custom-shape draw:style-name="gr15" draw:text-style-name="P18" xml:id="id8" draw:id="id8" draw:layer="layout" svg:width="5.6cm" svg:height="2.2cm" svg:x="10.4cm" svg:y="13.7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0" draw:id="id10" draw:layer="layout" svg:width="5.6cm" svg:height="2.2cm" svg:x="10.4cm" svg:y="1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6" draw:text-style-name="P21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2" draw:layer="layout" svg:width="0.938cm" svg:height="1.292cm" svg:x="17.862cm" svg:y="15.9cm">
            <draw:text-box>
              <text:p><text:span text:style-name="T19">+</text:span></text:p>
            </draw:text-box>
          </draw:frame>
        </draw:g>
        <draw:connector draw:style-name="gr6" draw:text-style-name="P23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3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3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3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3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3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4" draw:text-style-name="P19" draw:layer="layout" svg:width="3.258cm" svg:height="1.292cm" svg:x="3.2cm" svg:y="15.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1cm" svg:y="15.7cm">
          <draw:text-box>
            <text:p><text:span text:style-name="T18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1.495cm" svg:height="1.695cm" svg:x="1.103cm" svg:y="4.61cm">
          <draw:text-box>
            <text:list text:style-name="L1">
              <text:list-item>
                <text:p><text:span text:style-name="T14">Interkoneksi seri-paralel</text:span></text:p>
              </text:list-item>
            </text:list>
          </draw:text-box>
        </draw:frame>
        <draw:g>
          <draw:custom-shape draw:style-name="gr15" draw:text-style-name="P18" xml:id="id12" draw:id="id12" draw:layer="layout" svg:width="5.6cm" svg:height="2.2cm" svg:x="14.7cm" svg:y="6.6cm">
            <text:p text:style-name="P8"><text:span text:style-name="T16">Sistem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xml:id="id14" draw:id="id14" draw:layer="layout" svg:width="5.6cm" svg:height="2.2cm" svg:x="10.8cm" svg:y="10.2cm">
            <text:p text:style-name="P8"><text:span text:style-name="T16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16" draw:text-style-name="P21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22" draw:layer="layout" svg:width="0.938cm" svg:height="1.292cm" svg:x="21.362cm" svg:y="8.8cm">
              <draw:text-box>
                <text:p><text:span text:style-name="T19">+</text:span></text:p>
              </draw:text-box>
            </draw:frame>
          </draw:g>
          <draw:connector draw:style-name="gr6" draw:text-style-name="P23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3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3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3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3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3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4" draw:text-style-name="P19" draw:layer="layout" svg:width="3.258cm" svg:height="1.292cm" svg:x="0.3cm" svg:y="8.7cm">
            <draw:text-box>
              <text:p><text:span text:style-name="T17">masukan</text:span></text:p>
            </draw:text-box>
          </draw:frame>
          <draw:frame draw:style-name="gr4" draw:text-style-name="P20" draw:layer="layout" svg:width="3.156cm" svg:height="1.292cm" svg:x="24.5cm" svg:y="8.6cm">
            <draw:text-box>
              <text:p><text:span text:style-name="T18">keluaran</text:span></text:p>
            </draw:text-box>
          </draw:frame>
          <draw:custom-shape draw:style-name="gr15" draw:text-style-name="P18" xml:id="id16" draw:id="id16" draw:layer="layout" svg:width="5.6cm" svg:height="2.2cm" svg:x="7.6cm" svg:y="6.6cm">
            <text:p text:style-name="P8"><text:span text:style-name="T16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3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15" draw:text-style-name="P18" xml:id="id17" draw:id="id17" draw:layer="layout" svg:width="5.6cm" svg:height="2.2cm" svg:x="11.444cm" svg:y="14.9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5.6cm" svg:height="2.2cm" svg:x="11.444cm" svg:y="18.5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3.258cm" svg:height="1.292cm" svg:x="2.4cm" svg:y="15.20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2cm" svg:y="15.3cm">
          <draw:text-box>
            <text:p><text:span text:style-name="T18">keluaran</text:span></text:p>
          </draw:text-box>
        </draw:frame>
        <draw:connector draw:style-name="gr6" draw:text-style-name="P23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17" draw:text-style-name="P23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3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16" draw:text-style-name="P21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3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3" draw:layer="layout" draw:type="line" svg:x1="5.666cm" svg:y1="15.994cm" svg:x2="7.444cm" svg:y2="16.003cm" svg:d="M5666 15994l1778 9" svg:viewBox="0 0 1779 10">
          <text:p/>
        </draw:connector>
        <draw:frame draw:style-name="gr19" draw:text-style-name="P17" draw:layer="layout" svg:width="12.4cm" svg:height="1.696cm" svg:x="1.1cm" svg:y="12.861cm">
          <draw:text-box>
            <text:list text:style-name="L1">
              <text:list-item>
                <text:p><text:span text:style-name="T14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4.565cm" svg:height="1.695cm" svg:x="1.035cm" svg:y="4.205cm">
          <draw:text-box>
            <text:list text:style-name="L1">
              <text:list-header>
                <text:p><text:span text:style-name="T14">Contoh:</text:span></text:p>
              </text:list-header>
            </text:list>
          </draw:text-box>
        </draw:frame>
        <draw:g>
          <draw:polyline draw:style-name="gr10" draw:text-style-name="P8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1" draw:text-style-name="P8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24" draw:id="id24" draw:layer="layout" svg:x1="10.285cm" svg:y1="8.701cm" svg:x2="11.593cm" svg:y2="8.701cm">
            <text:p/>
          </draw:line>
          <draw:line draw:style-name="gr10" draw:text-style-name="P8" xml:id="id21" draw:id="id21" draw:layer="layout" svg:x1="10.285cm" svg:y1="9.066cm" svg:x2="11.593cm" svg:y2="9.066cm">
            <text:p/>
          </draw:line>
          <draw:line draw:style-name="gr10" draw:text-style-name="P8" draw:layer="layout" svg:x1="5.544cm" svg:y1="7.059cm" svg:x2="3.256cm" svg:y2="7.059cm">
            <text:p/>
          </draw:line>
          <draw:line draw:style-name="gr10" draw:text-style-name="P8" draw:layer="layout" svg:x1="3.256cm" svg:y1="8.161cm" svg:x2="3.256cm" svg:y2="7.06cm">
            <text:p/>
          </draw:line>
          <draw:connector draw:style-name="gr12" draw:text-style-name="P8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3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0" draw:text-style-name="P8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4" draw:text-style-name="P8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619cm" svg:height="0.614cm" svg:x="6.689cm" svg:y="5.6cm" svg:viewBox="0 0 620 615" draw:points="309,615 0,615 0,0 620,0 620,615">
              <text:p/>
            </draw:polygon>
            <draw:path draw:style-name="gr8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0.775cm" svg:height="0.75cm" svg:x="1.5cm" svg:y="8.701cm" svg:viewBox="0 0 776 751" draw:points="387,751 0,751 0,0 776,0 776,751">
              <text:p/>
            </draw:polygon>
            <draw:path draw:style-name="gr8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0.759cm" svg:height="0.75cm" svg:x="12.14cm" svg:y="8.492cm" svg:viewBox="0 0 760 751" draw:points="380,751 0,751 0,0 760,0 760,751">
              <text:p/>
            </draw:polygon>
            <draw:path draw:style-name="gr8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633cm" svg:height="0.615cm" svg:x="9.467cm" svg:y="8.539cm" svg:viewBox="0 0 634 616" draw:points="318,616 0,616 0,0 634,0 634,616">
              <text:p/>
            </draw:polygon>
            <draw:path draw:style-name="gr8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279cm" svg:height="0.594cm" svg:x="6.871cm" svg:y="8.376cm" svg:viewBox="0 0 280 595" draw:points="140,595 0,595 0,0 280,0 280,595">
              <text:p/>
            </draw:polygon>
            <draw:path draw:style-name="gr8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626cm" svg:height="0.599cm" svg:x="11.129cm" svg:y="7.789cm" svg:viewBox="0 0 627 600" draw:points="313,600 0,600 0,0 627,0 627,600">
              <text:p/>
            </draw:polygon>
            <draw:path draw:style-name="gr8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626cm" svg:height="0.599cm" svg:x="11.129cm" svg:y="9.196cm" svg:viewBox="0 0 627 600" draw:points="313,600 0,600 0,0 627,0 627,600">
              <text:p/>
            </draw:polygon>
            <draw:path draw:style-name="gr8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4" draw:text-style-name="P11" draw:layer="layout" svg:width="4.922cm" svg:height="1.292cm" svg:x="11.478cm" svg:y="13.108cm">
          <draw:text-box>
            <text:p><text:span text:style-name="T10">Diagram Blok</text:span></text:p>
          </draw:text-box>
        </draw:frame>
        <draw:frame draw:style-name="gr20" draw:text-style-name="P24" draw:layer="layout" svg:width="8.8cm" svg:height="1.387cm" svg:x="16.4cm" svg:y="5.6cm">
          <draw:text-box>
            <text:p><text:span text:style-name="T10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layer="layout" svg:width="8.111cm" svg:height="2.08cm" svg:x="16.488cm" svg:y="7.497cm" svg:viewBox="0 0 8112 2081" draw:points="4057,2081 0,2081 0,0 8112,0 8112,2081">
            <text:p/>
          </draw:polygon>
          <draw:path draw:style-name="gr8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5.221cm" svg:height="0.041cm" svg:x="19.378cm" svg:y="8.634cm" svg:viewBox="0 0 5222 42" draw:points="2613,42 0,42 0,0 5222,0 5222,42">
            <text:p/>
          </draw:polygon>
          <draw:path draw:style-name="gr8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layer="layout" svg:width="15.785cm" svg:height="2.253cm" svg:x="11.559cm" svg:y="10.346cm" svg:viewBox="0 0 15786 2254" draw:points="7893,2254 0,2254 0,0 15786,0 15786,2254">
            <text:p/>
          </draw:polygon>
          <draw:path draw:style-name="gr8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2.513cm" svg:height="0.041cm" svg:x="15.221cm" svg:y="11.483cm" svg:viewBox="0 0 2514 42" draw:points="1257,42 0,42 0,0 2514,0 2514,42">
            <text:p/>
          </draw:polygon>
          <draw:path draw:style-name="gr8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22.812cm" svg:y="11.483cm" svg:viewBox="0 0 776 42" draw:points="389,42 0,42 0,0 776,0 776,42">
            <text:p/>
          </draw:polygon>
          <draw:path draw:style-name="gr8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21" draw:text-style-name="P18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layer="layout" svg:width="2.001cm" svg:height="0.985cm" svg:x="22.398cm" svg:y="15.7cm" svg:viewBox="0 0 2002 986" draw:points="1000,986 0,986 0,0 2002,0 2002,986">
              <text:p/>
            </draw:polygon>
            <draw:path draw:style-name="gr8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1" draw:text-style-name="P18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layer="layout" svg:width="2.021cm" svg:height="0.985cm" svg:x="3.699cm" svg:y="15.714cm" svg:viewBox="0 0 2022 986" draw:points="1011,986 0,986 0,0 2022,0 2022,986">
              <text:p/>
            </draw:polygon>
            <draw:path draw:style-name="gr8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16" draw:text-style-name="P4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4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4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0" draw:text-style-name="P4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4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4" draw:text-style-name="P25" draw:layer="layout" svg:width="1.141cm" svg:height="1.767cm" svg:x="6.459cm" svg:y="14.733cm">
            <draw:text-box>
              <text:p><text:span text:style-name="T20">+</text:span></text:p>
            </draw:text-box>
          </draw:frame>
          <draw:frame draw:style-name="gr4" draw:text-style-name="P25" draw:layer="layout" svg:width="0.879cm" svg:height="1.767cm" svg:x="7.121cm" svg:y="16.1cm">
            <draw:text-box>
              <text:p><text:span text:style-name="T20">-</text:span></text:p>
            </draw:text-box>
          </draw:frame>
          <draw:g>
            <svg:title>TexMaths</svg:title>
            <svg:desc>28§display§v_c(t)§svg§600§FALSE</svg:desc>
            <draw:polygon draw:style-name="gr7" draw:layer="layout" svg:width="2.001cm" svg:height="0.985cm" svg:x="12.4cm" svg:y="19.3cm" svg:viewBox="0 0 2002 986" draw:points="1000,986 0,986 0,0 2002,0 2002,986">
              <text:p/>
            </draw:polygon>
            <draw:path draw:style-name="gr8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layer="layout" svg:width="0.758cm" svg:height="1.976cm" svg:x="10.7cm" svg:y="15.144cm" svg:viewBox="0 0 759 1977" draw:points="378,1977 0,1977 0,0 759,0 759,1977">
              <text:p/>
            </draw:polygon>
            <draw:path draw:style-name="gr8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58cm" svg:height="0.041cm" svg:x="10.7cm" svg:y="16.178cm" svg:viewBox="0 0 759 42" draw:points="378,42 0,42 0,0 759,0 759,42">
              <text:p/>
            </draw:polygon>
            <draw:path draw:style-name="gr8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4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4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layer="layout" svg:width="1.461cm" svg:height="0.985cm" svg:x="12.8cm" svg:y="14.9cm" svg:viewBox="0 0 1462 986" draw:points="731,986 0,986 0,0 1462,0 1462,986">
              <text:p/>
            </draw:polygon>
            <draw:path draw:style-name="gr8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layer="layout" svg:width="4.807cm" svg:height="2.189cm" svg:x="14.9cm" svg:y="15.11cm" svg:viewBox="0 0 4808 2190" draw:points="2403,2190 0,2190 0,0 4808,0 4808,2190">
              <text:p/>
            </draw:polygon>
            <draw:path draw:style-name="gr8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75cm" svg:height="0.041cm" svg:x="14.9cm" svg:y="16.183cm" svg:viewBox="0 0 776 42" draw:points="389,42 0,42 0,0 776,0 776,42">
              <text:p/>
            </draw:polygon>
            <draw:path draw:style-name="gr8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layer="layout" svg:width="0.657cm" svg:height="0.563cm" svg:x="7.8cm" svg:y="15.936cm" svg:viewBox="0 0 658 564" draw:points="329,564 0,564 0,0 658,0 658,564">
              <text:p/>
            </draw:polygon>
            <draw:path draw:style-name="gr8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6" draw:layer="layout" svg:width="15.623cm" svg:height="1.695cm" svg:x="1cm" svg:y="4.844cm">
          <draw:text-box>
            <text:p><text:span text:style-name="T21">1. Sistem dengan dan tanpa memori</text:span></text:p>
          </draw:text-box>
        </draw:frame>
        <draw:frame draw:style-name="gr4" draw:text-style-name="P27" draw:layer="layout" svg:width="7.555cm" svg:height="1.386cm" svg:x="1cm" svg:y="7cm">
          <draw:text-box>
            <text:p><text:span text:style-name="T22">Sistem tanpa memori</text:span></text:p>
          </draw:text-box>
        </draw:frame>
        <draw:frame draw:style-name="gr22" draw:text-style-name="P28" draw:layer="layout" svg:width="24cm" svg:height="3.896cm" svg:x="2cm" svg:y="8.6cm">
          <draw:text-box>
            <text:p><text:span text:style-name="T9">Keluaran pada waktu/saat ini hanya bergantung pada masukan pada waktu/saat ini saja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layer="layout" svg:width="21.833cm" svg:height="5.526cm" svg:x="5.5cm" svg:y="11.614cm" svg:viewBox="0 0 21834 5527" draw:points="10917,5527 0,5527 0,0 21834,0 21834,5527">
            <text:p/>
          </draw:polygon>
          <draw:path draw:style-name="gr8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8.778cm" svg:height="1.491cm" svg:x="1cm" svg:y="7cm">
          <draw:text-box>
            <text:p><text:span text:style-name="T24">Sistem dengan memori</text:span></text:p>
          </draw:text-box>
        </draw:frame>
        <draw:frame draw:style-name="gr22" draw:text-style-name="P28" draw:layer="layout" svg:width="24cm" svg:height="5.632cm" svg:x="2cm" svg:y="8.6cm">
          <draw:text-box>
            <text:p><text:span text:style-name="T9">Keluaran bergantung pada masukan pada waktu saat ini dan waktu sebelum.</text:span></text:p>
            <text:p><text:span text:style-name="T25">Sistem menahan atau menyimpan informasi mengenai harga masukan yang bukan hanya harga masukan saat ini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5.623cm" svg:height="1.695cm" svg:x="1.001cm" svg:y="4.845cm">
          <draw:text-box>
            <text:p><text:span text:style-name="T21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layer="layout" svg:width="21.385cm" svg:height="7.361cm" svg:x="5.8cm" svg:y="12.854cm" svg:viewBox="0 0 21386 7362" draw:points="10693,7362 0,7362 0,0 21386,0 21386,7362">
            <text:p/>
          </draw:polygon>
          <draw:path draw:style-name="gr8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8.886cm" svg:y="18.967cm" svg:viewBox="0 0 776 42" draw:points="389,42 0,42 0,0 776,0 776,42">
            <text:p/>
          </draw:polygon>
          <draw:path draw:style-name="gr8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6.551cm" svg:height="1.491cm" svg:x="1cm" svg:y="7cm">
          <draw:text-box>
            <text:p><text:span text:style-name="T24">Sistem invertibel</text:span></text:p>
          </draw:text-box>
        </draw:frame>
        <draw:frame draw:style-name="gr22" draw:text-style-name="P28" draw:layer="layout" svg:width="24cm" svg:height="1.987cm" svg:x="2cm" svg:y="8.6cm">
          <draw:text-box>
            <text:p><text:span text:style-name="T26">Invertibel jika meghasilkan keluaran yang sama dengan sinyal masukan setelah melalui pembalik (</text:span><text:span text:style-name="T27">inverter</text:span><text:span text:style-name="T28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4.95cm" svg:height="1.695cm" svg:x="1.001cm" svg:y="4.845cm">
          <draw:text-box>
            <text:p><text:span text:style-name="T21">2. Invertibilitas dan Sistem Inversi</text:span></text:p>
          </draw:text-box>
        </draw:frame>
        <draw:g>
          <draw:custom-shape draw:style-name="gr11" draw:text-style-name="P8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1" draw:text-style-name="P8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8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8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layer="layout" svg:width="1.685cm" svg:height="0.985cm" svg:x="3.2cm" svg:y="12.4cm" svg:viewBox="0 0 1686 986" draw:points="843,986 0,986 0,0 1686,0 1686,986">
              <text:p/>
            </draw:polygon>
            <draw:path draw:style-name="gr8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layer="layout" svg:width="1.64cm" svg:height="0.985cm" svg:x="12.4cm" svg:y="11.4cm" svg:viewBox="0 0 1641 986" draw:points="821,986 0,986 0,0 1641,0 1641,986">
              <text:p/>
            </draw:polygon>
            <draw:path draw:style-name="gr8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layer="layout" svg:width="1.685cm" svg:height="0.985cm" svg:x="22.314cm" svg:y="12.414cm" svg:viewBox="0 0 1686 986" draw:points="843,986 0,986 0,0 1686,0 1686,986">
              <text:p/>
            </draw:polygon>
            <draw:path draw:style-name="gr8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" draw:text-style-name="P30" draw:layer="layout" svg:width="3.008cm" svg:height="1.292cm" svg:x="2.1cm" svg:y="14.4cm">
          <draw:text-box>
            <text:p><text:span text:style-name="T23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layer="layout" svg:width="14.665cm" svg:height="4.93cm" svg:x="8cm" svg:y="15.269cm" svg:viewBox="0 0 14666 4931" draw:points="7333,4931 0,4931 0,0 14666,0 14666,4931">
            <text:p/>
          </draw:polygon>
          <draw:path draw:style-name="gr8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58cm" svg:height="0.041cm" svg:x="11.556cm" svg:y="17.789cm" svg:viewBox="0 0 759 42" draw:points="378,42 0,42 0,0 759,0 759,42">
            <text:p/>
          </draw:polygon>
          <draw:path draw:style-name="gr8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987cm" svg:x="2cm" svg:y="7cm">
          <draw:text-box>
            <text:p><text:span text:style-name="T26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95cm" svg:height="1.695cm" svg:x="1.001cm" svg:y="4.845cm">
          <draw:text-box>
            <text:p><text:span text:style-name="T21">3. Kausalitas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31" draw:layer="layout" svg:width="17.897cm" svg:height="1.386cm" svg:x="2.2cm" svg:y="17.8cm">
          <draw:text-box>
            <text:p><text:span text:style-name="T29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layer="layout" svg:width="20.282cm" svg:height="2.583cm" svg:x="4.317cm" svg:y="12.216cm" svg:viewBox="0 0 20283 2584" draw:points="10142,2584 0,2584 0,0 20283,0 20283,2584">
            <text:p/>
          </draw:polygon>
          <draw:path draw:style-name="gr8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119cm" svg:x="2cm" svg:y="7cm">
          <draw:text-box>
            <text:p><text:span text:style-name="T26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6.402cm" svg:height="1.695cm" svg:x="1.001cm" svg:y="4.845cm">
          <draw:text-box>
            <text:p><text:span text:style-name="T21">4. Invariansi Waktu (tak ubah waktu)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20" draw:layer="layout" svg:width="14.98cm" svg:height="1.292cm" svg:x="1.1cm" svg:y="16.508cm">
          <draw:text-box>
            <text:p><text:span text:style-name="T18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layer="layout" svg:width="24.863cm" svg:height="3.939cm" svg:x="1.562cm" svg:y="12.46cm" svg:viewBox="0 0 24864 3940" draw:points="12432,3940 0,3940 0,0 24864,0 24864,3940">
            <text:p/>
          </draw:polygon>
          <draw:path draw:style-name="gr8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6.327cm" svg:x="2cm" svg:y="7cm">
          <draw:text-box>
            <text:p><text:span text:style-name="T26">Sistem linier → memiliki sifat superposisi:</text:span></text:p>
            <text:p><text:span text:style-name="T26"/></text:p>
            <text:list text:style-name="L2">
              <text:list-item>
                <text:p><text:span text:style-name="T30"><text:s/></text:span><text:span text:style-name="T31">Aditivitas</text:span></text:p>
                <text:p><text:span text:style-name="T26"/></text:p>
              </text:list-item>
              <text:list-item>
                <text:p><text:span text:style-name="T31"><text:s/></text:span><text:span text:style-name="T31">Homogenitas</text:span><text:span text:style-name="T26"> </text:span></text:p>
                <text:p><text:span text:style-name="T26"/></text:p>
              </text:list-item>
            </text:list>
            <text:p><text:span text:style-name="T26">Gabungan kedua sifat menghasilkan </text:span><text:span text:style-name="T32">kombinasi linier</text:span><text:span text:style-name="T26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612cm" svg:height="1.695cm" svg:x="1.001cm" svg:y="4.845cm">
          <draw:text-box>
            <text:p><text:span text:style-name="T21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layer="layout" svg:width="12.277cm" svg:height="0.985cm" svg:x="8.922cm" svg:y="8.8cm" svg:viewBox="0 0 12278 986" draw:points="6138,986 0,986 0,0 12278,0 12278,986">
            <text:p/>
          </draw:polygon>
          <draw:path draw:style-name="gr8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layer="layout" svg:width="6.741cm" svg:height="0.985cm" svg:x="8.858cm" svg:y="10.605cm" svg:viewBox="0 0 6742 986" draw:points="3371,986 0,986 0,0 6742,0 6742,986">
            <text:p/>
          </draw:polygon>
          <draw:path draw:style-name="gr8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layer="layout" svg:width="24.09cm" svg:height="2.463cm" svg:x="1.905cm" svg:y="14.26cm" svg:viewBox="0 0 24091 2464" draw:points="12046,2464 0,2464 0,0 24091,0 24091,2464">
            <text:p/>
          </draw:polygon>
          <draw:path draw:style-name="gr8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4" draw:text-style-name="P32" draw:layer="layout" svg:width="20.555cm" svg:height="1.572cm" svg:x="1.6cm" svg:y="17.9cm">
          <draw:text-box>
            <text:p><text:span text:style-name="T33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layer="layout" svg:width="4.991cm" svg:height="0.985cm" svg:x="8.608cm" svg:y="18.314cm" svg:viewBox="0 0 4992 986" draw:points="2495,986 0,986 0,0 4992,0 4992,986">
            <text:p/>
          </draw:polygon>
          <draw:path draw:style-name="gr8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1" draw:text-style-name="P33" draw:layer="layout" svg:width="23cm" svg:height="3.4cm" svg:x="1.4cm" svg:y="-0.8cm" presentation:class="subtitle" presentation:user-transformed="true">
          <draw:text-box>
            <text:p text:style-name="P1"><text:span text:style-name="T34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25.724cm" svg:height="5.491cm" svg:x="0.876cm" svg:y="3.378cm">
          <draw:text-box>
            <text:list text:style-name="L3">
              <text:list-item>
                <text:p text:style-name="P34"><text:span text:style-name="T35"><text:s/></text:span><text:span text:style-name="T35">A. V. Oppenheim, A. S. Willsky, S. H. H. Nawab, </text:span><text:span text:style-name="T36">Sinyal dan Sistem jilid 1</text:span><text:span text:style-name="T37">, (Penerbit Erlangga, Jakarta, 2000)</text:span></text:p>
              </text:list-item>
              <text:list-item>
                <text:p text:style-name="P34"><text:span text:style-name="T37"><text:s/></text:span><text:span text:style-name="T37">Plot grafik dibuat dengan bantuan program iPython dan Inkscape</text:span></text:p>
              </text:list-item>
            </text:list>
          </draw:text-box>
        </draw:frame>
        <draw:frame draw:style-name="gr4" draw:text-style-name="P37" draw:layer="layout" svg:width="26.435cm" svg:height="5.051cm" svg:x="0.863cm" svg:y="9.1cm">
          <draw:text-box>
            <text:p text:style-name="P36"><text:span text:style-name="T38">Referensi pemrograman Python:</text:span></text:p>
            <text:list text:style-name="L4">
              <text:list-item>
                <text:p text:style-name="P36"><text:span text:style-name="T38"><text:s/></text:span><text:span text:style-name="T38">Python Scientific Lecture Notes, </text:span><text:span text:style-name="T38"><text:a xlink:href="http://scipy-lectures.github.io/index.html" xlink:type="simple">http://scipy-lectures.github.io/index.html</text:a></text:span></text:p>
              </text:list-item>
              <text:list-item>
                <text:p text:style-name="P36"><text:span text:style-name="T38"><text:s/></text:span><text:span text:style-name="T38">The Python Tutorial, </text:span><text:span text:style-name="T38"><text:a xlink:href="https://docs.python.org/2/tutorial/index.html" xlink:type="simple">https://docs.python.org/2/tutorial/index.html</text:a></text:span></text:p>
              </text:list-item>
              <text:list-item>
                <text:p text:style-name="P36"><text:span text:style-name="T38"><text:s/></text:span><text:span text:style-name="T38">Matplotlib, </text:span><text:span text:style-name="T38"><text:a xlink:href="http://matplotlib.org/index.html" xlink:type="simple">http://matplotlib.org/index.html</text:a></text:span><text:span text:style-name="T38"> 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s_20_2" draw:display-name="Arrowheads 2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01T20:37:21.544651822</dc:date>
    <dc:creator>Bagus Tris Atmaja</dc:creator>
    <meta:editing-duration>PT9H35M2S</meta:editing-duration>
    <meta:editing-cycles>179</meta:editing-cycles>
    <meta:generator>LibreOffice/4.2.8.2$Linux_X86_64 LibreOffice_project/420m0$Build-2</meta:generator>
    <meta:document-statistic meta:object-count="1015"/>
  </office:meta>
</office:document-meta>
</file>